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0.07   |   <text:a xlink:type="simple" xlink:href="http://palinfo.habago.org/Entry?Command=Information_PrintForum#FORUM40407"><text:span text:style-name="T1">#</text:span></text:a></text:p>
      <text:p text:style-name="P2">看看野地的百合花怎樣生長</text:p>
      <text:p text:style-name="P2">馬太福音第六章廿四至卅三節</text:p>
      <text:p text:style-name="P2"/>
      <text:p text:style-name="P2">「沒有人能夠伺候兩個主人。他要不是厭惡這個，喜愛那個，就是看重這個，輕看那個。你們不可能同時作上帝的僕人，又作錢財的奴隸。</text:p>
      <text:p text:style-name="P2"/>
      <text:p text:style-name="P2">所以我告訴你們，不要為了生活上所需的飲食，或者身上所穿的衣服操心。難道生命不比飲食重要，身體不比衣服重要嗎？你們看天空的飛鳥，牠們不種不收，也不存糧在倉裏，你們的天父尚且飼養牠們！你們豈不比鳥兒更貴重嗎？你們當中又有誰能夠藉著憂慮多活幾天呢？</text:p>
      <text:p text:style-name="P2"/>
      <text:p text:style-name="P2">為甚麼為衣服操心呢？看看野地的百合花怎樣生長罷！它們既不工作又不縫衣，可是我告訴你們，甚至像所羅門王那樣的榮華顯赫，他的衣飾也比不上一朵野花那麼美麗。野地的花草今天出現，明天枯萎，給扔在火爐裏焚燒，上帝還這樣打扮它們，祂豈不更要賜衣服給你們嗎？你們的信心太小了！所以不要為我們吃甚麼、喝甚麼或穿甚麼操心；這些事是不信的人所追逐的。你們的天父知道你們需要這一切東西。你們要先追求上帝主權的實現，遵行祂的旨意，祂就會把這一切都供給你們。因此，不要為明天憂慮，明天自有明天的憂慮；一天的難處一天擔當就夠了。」（馬太福音第六章廿四至卅三節現代中文譯本修訂版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